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ffe" officeooo:paragraph-rsid="001e7ffe"/>
    </style:style>
    <style:style style:name="P2" style:family="paragraph" style:parent-style-name="Standard">
      <style:text-properties officeooo:rsid="002004e1" officeooo:paragraph-rsid="002004e1"/>
    </style:style>
    <style:style style:name="T1" style:family="text">
      <style:text-properties officeooo:rsid="0020d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um:</text:p>
      <text:p text:style-name="P1"/>
      <text:p text:style-name="P1">- produkt eier</text:p>
      <text:p text:style-name="P1">- scrum master</text:p>
      <text:p text:style-name="P1">- team</text:p>
      <text:p text:style-name="P2"/>
      <text:p text:style-name="P2">produkteier er en representativ/ansatt av kunden(bedrift) som skal være en del av <text:span text:style-name="T1">prosjektet</text:span>, med ansvaret for at slutt resultatet til produktet blir det kunden ønsker</text:p>
      <text:p text:style-name="P1"/>
      <text:p text:style-name="P1"/>
      <text:p text:style-name="P2">XP:</text:p>
      <text:p text:style-name="P2"/>
      <text:p text:style-name="P2">tidlig versjoner av xp så var kunden en del av lage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3T14:07:16.044000000</meta:creation-date>
    <meta:editing-duration>PT1M6S</meta:editing-duration>
    <meta:editing-cycles>2</meta:editing-cycles>
    <meta:generator>LibreOffice/7.3.3.2$Windows_X86_64 LibreOffice_project/d1d0ea68f081ee2800a922cac8f79445e4603348</meta:generator>
    <dc:date>2023-11-03T14:18:31.887000000</dc:date>
    <meta:document-statistic meta:table-count="0" meta:image-count="0" meta:object-count="0" meta:page-count="1" meta:paragraph-count="7" meta:word-count="46" meta:character-count="264" meta:non-whitespace-character-count="224"/>
  </office:meta>
</office:document-meta>
</file>